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DejaVu Sans Mono', 'Bitstream Vera Sans Mono', 'Lucida Console'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fo:font-style="normal" fo:font-weight="normal" officeooo:rsid="0043f57c" officeooo:paragraph-rsid="00448520" style:font-name-asian="WenQuanYi Micro Hei" style:font-size-asian="12pt" style:font-style-asian="normal" style:font-weight-asian="normal" style:font-name-complex="Lohit Hindi1" style:font-size-complex="12pt" style:font-style-complex="normal" style:font-weight-complex="normal"/>
    </style:style>
    <style:style style:name="P2" style:family="paragraph" style:parent-style-name="Text_20_body">
      <style:text-properties style:font-name="Times New Roman" fo:font-size="12pt" fo:font-style="normal" fo:font-weight="normal" officeooo:rsid="00448520" officeooo:paragraph-rsid="0042af5d" style:font-name-asian="WenQuanYi Micro Hei" style:font-size-asian="12pt" style:font-style-asian="normal" style:font-weight-asian="normal" style:font-name-complex="Lohit Hindi1" style:font-size-complex="12pt" style:font-style-complex="normal" style:font-weight-complex="normal"/>
    </style:style>
    <style:style style:name="P3" style:family="paragraph" style:parent-style-name="Text_20_body">
      <style:text-properties officeooo:rsid="004abd48" officeooo:paragraph-rsid="004abd48"/>
    </style:style>
    <style:style style:name="P4" style:family="paragraph" style:parent-style-name="Standard">
      <style:text-properties officeooo:rsid="003eba8a" officeooo:paragraph-rsid="003eba8a"/>
    </style:style>
    <style:style style:name="P5" style:family="paragraph" style:parent-style-name="Heading_20_2">
      <style:text-properties officeooo:rsid="00388d17" officeooo:paragraph-rsid="002ee91a"/>
    </style:style>
    <style:style style:name="P6" style:family="paragraph" style:parent-style-name="Text_20_body">
      <style:text-properties style:font-name="Arial" fo:font-size="11.8999996185303pt" fo:font-style="italic" fo:font-weight="bold" officeooo:rsid="00448520" officeooo:paragraph-rsid="0042af5d" style:font-name-asian="WenQuanYi Micro Hei" style:font-size-asian="11.8999996185303pt" style:font-style-asian="italic" style:font-weight-asian="bold" style:font-name-complex="Lohit Hindi1" style:font-size-complex="11.8999996185303pt" style:font-style-complex="italic" style:font-weight-complex="bold"/>
    </style:style>
    <style:style style:name="P7" style:family="paragraph" style:parent-style-name="Text_20_body">
      <style:text-properties style:font-name="Courier 10 Pitch" officeooo:rsid="004abd48" officeooo:paragraph-rsid="004abd48"/>
    </style:style>
    <style:style style:name="T1" style:family="text">
      <style:text-properties officeooo:rsid="0042af5d"/>
    </style:style>
    <style:style style:name="T2" style:family="text">
      <style:text-properties officeooo:rsid="004abd48"/>
    </style:style>
    <style:style style:name="T3" style:family="text">
      <style:text-properties officeooo:rsid="004ae989"/>
    </style:style>
    <style:style style:name="T4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2">2</text:span> : <text:span text:style-name="T1">Kibana et la Dev Console</text:span></text:h>
      <text:p text:style-name="Standard"/>
      <text:p text:style-name="P4"/>
      <text:h text:style-name="P5" text:outline-level="2"/>
      <text:p text:style-name="P6"><text:span text:style-name="T3">2</text:span>.1 Installation Kibana</text:p>
      <text:p text:style-name="P3">Décompresser l’archive fournie et démarrer Kibana </text:p>
      <text:p text:style-name="P7">${KIBANA_HOME}/bin/kibana</text:p>
      <text:p text:style-name="P3"><text:span text:style-name="T3">Accéder</text:span> au serveur et à la Dev Console</text:p>
      <text:p text:style-name="P3">Effectuer des requêtes pour visualiser la santé du serveur</text:p>
      <text:p text:style-name="P3">Sur le serveur ElasticSearch utiliser l’API <text:span text:style-name="T4">_cat/indices</text:span> pour visualiser l’index <text:span text:style-name="T4">.kibana</text:span> créé</text:p>
      <text:p text:style-name="P3">Visualiser le fichier de configuration de kibana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'DejaVu Sans Mono', 'Bitstream Vera Sans Mono', 'Lucida Console'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avec_20_ombre" style:display-name="Objet avec ombr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" style:display-name="Objet sans rempliss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orps_20_de_20_texte_20_justifié" style:display-name="Corps de texte justifi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_20_principal1" style:display-name="Titre principal1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style:font-size-complex="12pt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Liberation Sans" style:font-family-complex="'Liberation Sans'" style:font-family-generic-complex="system" style:font-pitch-complex="variable" style:font-size-complex="12pt"/>
    </style:style>
    <style:style style:name="Titre1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Titre2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Ligne_20_de_20_cote" style:display-name="Ligne de co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left="0cm" fo:margin-right="0cm" fo:margin-top="0cm" fo:margin-bottom="0.5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left="0cm" fo:margin-right="0cm" fo:margin-top="0cm" fo:margin-bottom="0.5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8-08-28T00:21:38.932214473</dc:date>
    <meta:editing-duration>PT13H26M32S</meta:editing-duration>
    <meta:editing-cycles>57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53" meta:character-count="365" meta:non-whitespace-character-count="319"/>
  </office:meta>
</office:document-meta>
</file>